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82.41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alu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tgomery is the capital of Alabam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in is the capital of Texas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 Lake City is the capital of Utah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chmond is the capital of Virgini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ta Fe is the capital of New Mexico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dison is the capital of Wisconsin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bany is the capital of New York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eau is the capital of Alask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ringfield is the capital of Illinois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lena is the capital of Montan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oenix is the capital of Arizon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cramento is the capital of Californi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ttle Rock is the capital of Arkansas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tford is the capital of Connecticut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cson is the capital of Arizona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 is the capital of Arizona.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1:.E16])" office:value-type="float" office:value="10" calcext:value-type="float">
            <text:p>10</text:p>
          </table:table-cell>
          <table:table-cell table:formula="of:=SUM([.F1:.F16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7]/[.F17]" office:value-type="float" office:value="0.714285714285714" calcext:value-type="float">
            <text:p>0.7142857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0:20:13.742829491</dc:date>
    <meta:editing-duration>PT2M28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